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a314" officeooo:paragraph-rsid="0007a314"/>
    </style:style>
    <style:style style:name="P2" style:family="paragraph" style:parent-style-name="Standard">
      <style:text-properties officeooo:rsid="0000de5f" officeooo:paragraph-rsid="000cb012"/>
    </style:style>
    <style:style style:name="P3" style:family="paragraph" style:parent-style-name="Standard">
      <style:text-properties officeooo:rsid="00126a1d" officeooo:paragraph-rsid="00126a1d"/>
    </style:style>
    <style:style style:name="P4" style:family="paragraph" style:parent-style-name="Standard">
      <style:text-properties officeooo:rsid="0018f35b" officeooo:paragraph-rsid="0018f35b"/>
    </style:style>
    <style:style style:name="P5" style:family="paragraph" style:parent-style-name="Standard">
      <style:text-properties officeooo:rsid="00238cee" officeooo:paragraph-rsid="00238cee"/>
    </style:style>
    <style:style style:name="P6" style:family="paragraph" style:parent-style-name="Standard">
      <style:text-properties officeooo:paragraph-rsid="00238cee"/>
    </style:style>
    <style:style style:name="P7" style:family="paragraph" style:parent-style-name="Standard">
      <style:paragraph-properties fo:margin-top="0in" fo:margin-bottom="0in" style:contextual-spacing="false" fo:line-height="100%"/>
      <style:text-properties officeooo:rsid="0007a314" officeooo:paragraph-rsid="0017310b"/>
    </style:style>
    <style:style style:name="P8" style:family="paragraph" style:parent-style-name="Standard">
      <style:paragraph-properties fo:margin-top="0in" fo:margin-bottom="0in" style:contextual-spacing="false" fo:line-height="100%"/>
      <style:text-properties officeooo:rsid="0000de5f" officeooo:paragraph-rsid="000cb012"/>
    </style:style>
    <style:style style:name="P9" style:family="paragraph" style:parent-style-name="Standard">
      <style:paragraph-properties fo:margin-top="0in" fo:margin-bottom="0in" style:contextual-spacing="false" fo:line-height="100%"/>
      <style:text-properties officeooo:rsid="0000de5f" officeooo:paragraph-rsid="00216c0b"/>
    </style:style>
    <style:style style:name="P10" style:family="paragraph" style:parent-style-name="Standard">
      <style:paragraph-properties fo:margin-top="0in" fo:margin-bottom="0in" style:contextual-spacing="false" fo:line-height="100%"/>
      <style:text-properties officeooo:rsid="0004fe39" officeooo:paragraph-rsid="000cb012"/>
    </style:style>
    <style:style style:name="P11" style:family="paragraph" style:parent-style-name="Standard">
      <style:paragraph-properties fo:margin-top="0in" fo:margin-bottom="0in" style:contextual-spacing="false" fo:line-height="100%"/>
      <style:text-properties officeooo:rsid="0004fe39" officeooo:paragraph-rsid="001adb71"/>
    </style:style>
    <style:style style:name="P12" style:family="paragraph" style:parent-style-name="Standard">
      <style:paragraph-properties fo:margin-top="0in" fo:margin-bottom="0in" style:contextual-spacing="false" fo:line-height="100%"/>
      <style:text-properties officeooo:rsid="000d3c3f" officeooo:paragraph-rsid="000d3c3f"/>
    </style:style>
    <style:style style:name="P13" style:family="paragraph" style:parent-style-name="Standard">
      <style:paragraph-properties fo:margin-top="0in" fo:margin-bottom="0in" style:contextual-spacing="false" fo:line-height="100%"/>
      <style:text-properties officeooo:paragraph-rsid="00216c0b"/>
    </style:style>
    <style:style style:name="P14" style:family="paragraph" style:parent-style-name="Standard">
      <style:paragraph-properties fo:margin-top="0in" fo:margin-bottom="0in" style:contextual-spacing="false" fo:line-height="100%"/>
      <style:text-properties officeooo:paragraph-rsid="00226f22"/>
    </style:style>
    <style:style style:name="P15" style:family="paragraph" style:parent-style-name="Standard">
      <style:paragraph-properties fo:margin-top="0in" fo:margin-bottom="0in" style:contextual-spacing="false" fo:line-height="100%"/>
      <style:text-properties officeooo:rsid="000d6410" officeooo:paragraph-rsid="000efb35"/>
    </style:style>
    <style:style style:name="P16" style:family="paragraph" style:parent-style-name="Standard">
      <style:paragraph-properties fo:margin-top="0in" fo:margin-bottom="0in" style:contextual-spacing="false" fo:line-height="100%"/>
      <style:text-properties officeooo:rsid="000d6410" officeooo:paragraph-rsid="001adb71"/>
    </style:style>
    <style:style style:name="P17" style:family="paragraph" style:parent-style-name="Standard">
      <style:paragraph-properties fo:margin-top="0in" fo:margin-bottom="0in" style:contextual-spacing="false" fo:line-height="100%"/>
      <style:text-properties officeooo:rsid="000d6410" officeooo:paragraph-rsid="001b5eec"/>
    </style:style>
    <style:style style:name="P18" style:family="paragraph" style:parent-style-name="Standard">
      <style:paragraph-properties fo:margin-top="0in" fo:margin-bottom="0in" style:contextual-spacing="false" fo:line-height="100%"/>
      <style:text-properties officeooo:rsid="000fe7b4" officeooo:paragraph-rsid="000fe7b4"/>
    </style:style>
    <style:style style:name="P19" style:family="paragraph" style:parent-style-name="Standard">
      <style:paragraph-properties fo:margin-top="0in" fo:margin-bottom="0in" style:contextual-spacing="false" fo:line-height="100%"/>
      <style:text-properties officeooo:rsid="0017310b" officeooo:paragraph-rsid="0017310b"/>
    </style:style>
    <style:style style:name="P20" style:family="paragraph" style:parent-style-name="Standard">
      <style:paragraph-properties fo:margin-top="0in" fo:margin-bottom="0in" style:contextual-spacing="false" fo:line-height="100%"/>
      <style:text-properties officeooo:rsid="001adb71" officeooo:paragraph-rsid="001adb71"/>
    </style:style>
    <style:style style:name="P21" style:family="paragraph" style:parent-style-name="Standard">
      <style:paragraph-properties fo:margin-top="0in" fo:margin-bottom="0in" style:contextual-spacing="false" fo:line-height="100%"/>
      <style:text-properties officeooo:rsid="001b5eec" officeooo:paragraph-rsid="001b5eec"/>
    </style:style>
    <style:style style:name="P22" style:family="paragraph" style:parent-style-name="Standard">
      <style:paragraph-properties fo:margin-top="0in" fo:margin-bottom="0in" style:contextual-spacing="false" fo:line-height="100%"/>
      <style:text-properties officeooo:rsid="001ced9f" officeooo:paragraph-rsid="001e2730"/>
    </style:style>
    <style:style style:name="P23" style:family="paragraph" style:parent-style-name="Standard">
      <style:paragraph-properties fo:margin-top="0in" fo:margin-bottom="0in" style:contextual-spacing="false" fo:line-height="100%"/>
      <style:text-properties officeooo:rsid="001e2730" officeooo:paragraph-rsid="001e2730"/>
    </style:style>
    <style:style style:name="P24" style:family="paragraph" style:parent-style-name="Text_20_body">
      <style:text-properties officeooo:paragraph-rsid="00137000"/>
    </style:style>
    <style:style style:name="P25" style:family="paragraph" style:parent-style-name="Text_20_body">
      <style:text-properties officeooo:paragraph-rsid="001497c5"/>
    </style:style>
    <style:style style:name="P26" style:family="paragraph" style:parent-style-name="Text_20_body">
      <style:text-properties officeooo:rsid="001497c5" officeooo:paragraph-rsid="001497c5"/>
    </style:style>
    <style:style style:name="P27" style:family="paragraph" style:parent-style-name="Text_20_body">
      <style:text-properties officeooo:rsid="0015e763" officeooo:paragraph-rsid="0017310b"/>
    </style:style>
    <style:style style:name="P28" style:family="paragraph" style:parent-style-name="Text_20_body">
      <style:paragraph-properties fo:margin-top="0in" fo:margin-bottom="0in" style:contextual-spacing="false" fo:line-height="100%"/>
      <style:text-properties officeooo:rsid="0000de5f" officeooo:paragraph-rsid="000cb012"/>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003658" style:font-size-asian="12pt" style:font-size-complex="12pt"/>
    </style:style>
    <style:style style:name="T3" style:family="text">
      <style:text-properties fo:font-size="12pt" fo:language="en" fo:country="US" officeooo:rsid="0015e763" style:font-size-asian="12pt" style:font-size-complex="12pt"/>
    </style:style>
    <style:style style:name="T4" style:family="text">
      <style:text-properties fo:font-size="12pt" fo:language="en" fo:country="US" officeooo:rsid="0017310b" style:font-size-asian="12pt" style:font-size-complex="12pt"/>
    </style:style>
    <style:style style:name="T5" style:family="text">
      <style:text-properties fo:font-size="12pt" fo:language="en" fo:country="US" officeooo:rsid="00176d84" style:font-size-asian="12pt" style:font-size-complex="12pt"/>
    </style:style>
    <style:style style:name="T6" style:family="text">
      <style:text-properties fo:font-size="12pt" fo:language="en" fo:country="US" officeooo:rsid="0017310b" fo:background-color="transparent" loext:char-shading-value="0" style:font-size-asian="12pt" style:font-size-complex="12pt"/>
    </style:style>
    <style:style style:name="T7" style:family="text">
      <style:text-properties officeooo:rsid="00023402" fo:background-color="#ffff00" loext:char-shading-value="0"/>
    </style:style>
    <style:style style:name="T8" style:family="text">
      <style:text-properties officeooo:rsid="0003674d"/>
    </style:style>
    <style:style style:name="T9" style:family="text">
      <style:text-properties officeooo:rsid="000edf5d"/>
    </style:style>
    <style:style style:name="T10" style:family="text">
      <style:text-properties officeooo:rsid="000efb35"/>
    </style:style>
    <style:style style:name="T11" style:family="text">
      <style:text-properties officeooo:rsid="0010c014"/>
    </style:style>
    <style:style style:name="T12" style:family="text">
      <style:text-properties officeooo:rsid="00113b18"/>
    </style:style>
    <style:style style:name="T13" style:family="text">
      <style:text-properties officeooo:rsid="00137000"/>
    </style:style>
    <style:style style:name="T14" style:family="text">
      <style:text-properties officeooo:rsid="001497c5"/>
    </style:style>
    <style:style style:name="T15" style:family="text">
      <style:text-properties officeooo:rsid="0015e763"/>
    </style:style>
    <style:style style:name="T16" style:family="text">
      <style:text-properties fo:font-weight="normal" style:font-weight-asian="normal" style:font-weight-complex="normal"/>
    </style:style>
    <style:style style:name="T17" style:family="text">
      <style:text-properties officeooo:rsid="0017310b"/>
    </style:style>
    <style:style style:name="T18" style:family="text">
      <style:text-properties officeooo:rsid="0018f35b"/>
    </style:style>
    <style:style style:name="T19" style:family="text">
      <style:text-properties officeooo:rsid="001adb71"/>
    </style:style>
    <style:style style:name="T20" style:family="text">
      <style:text-properties officeooo:rsid="001b5eec"/>
    </style:style>
    <style:style style:name="T21" style:family="text">
      <style:text-properties officeooo:rsid="001be65e"/>
    </style:style>
    <style:style style:name="T22" style:family="text">
      <style:text-properties officeooo:rsid="001ced9f"/>
    </style:style>
    <style:style style:name="T23" style:family="text">
      <style:text-properties officeooo:rsid="00216c0b"/>
    </style:style>
    <style:style style:name="T24" style:family="text">
      <style:text-properties officeooo:rsid="00226f22"/>
    </style:style>
    <style:style style:name="T25" style:family="text">
      <style:text-properties officeooo:rsid="0023008f"/>
    </style:style>
    <style:style style:name="T26" style:family="text">
      <style:text-properties officeooo:rsid="00238ce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understand how the brain works, scientists have observed the behavior of animal. However, such observations are often highly subjective, rendering them wrong many times. </text:p>
      <text:p text:style-name="P4">So, how does the brain orchestrate perceptions, thoughts and actions from the spiking activity of its neurons?</text:p>
      <text:p text:style-name="P3"/>
      <text:p text:style-name="Text_20_body">Most neurons in the brain interact with each other by generating an action potential (AP), a fast,</text:p>
      <text:p text:style-name="Text_20_body">transient, and stereotypical fluctuation in the membrane potential of the cell, commonly referred</text:p>
      <text:p text:style-name="P24">to as a spike. <text:span text:style-name="T12">The AP propagates along the neuron </text:span>following a consistent trajectory <text:span text:style-name="T12">from the soma (the neuron's body) through the axon to the synapse. </text:span></text:p>
      <text:p text:style-name="P25"><text:span text:style-name="T13">Between the neuron and the extracellular medium there is a voltage difference called the membrane potential. When at rest, the membrane potential is negative, around -70mV. <text:s/>In the membrane there are voltage-gated ion channel which molecular structure that react to the value of the membrane potential. Synaptic inputs from neurons upstream cause the membrane potential to vary. When the membrane potential exceeds a certain threshold the ion channels open allowing ions (such Na+ and K+) to flow in and out the neuron. This causes an abrupt change in the membrane potential called the action potential (AP) (usually refered to as spikes). The AP is a fast, </text:span>transient, and stereotypical fluctuation in the membrane potential of <text:span text:style-name="T14">for each</text:span> cell, commonly referred to as a spike. <text:span text:style-name="T12">The AP propagates along the neuron </text:span>following a consistent trajectory <text:span text:style-name="T12">from the soma (the neuron's body) through the axon to the synapse. </text:span></text:p>
      <text:p text:style-name="P26">Consequently, <text:span text:style-name="T15">as</text:span> ions go in during the propagation of the AP they cause a disturbance in the charge distribution in the extracellular medium, producing the Extracellular Action Potential (EAP). The EAP propagates outwards in the extracellular medium. <text:span text:style-name="T15">[REF: Kendel]</text:span></text:p>
      <text:p text:style-name="P27"><text:span text:style-name="T16">while intracellular action potentials AP are so stereotyped, the EAPs waveform show a large variability. Not only morphologic aspects of the neuron influence the characteristics of the EAP, but a</text:span>s the AP is propagated intracellularly there is a continuous generation of EAPs <text:s/>down the axon. This leads a complex propagation of the EAP through the extracellular medium. [Gold - <text:s/><text:span text:style-name="T17">thesis]</text:span></text:p>
      <text:p text:style-name="P27"><text:s/></text:p>
      <text:p text:style-name="P7"><text:span text:style-name="T3">T</text:span><text:span text:style-name="T1">o study the dynamics of neural activity, electrophysiology is still the most widely used, in particular, extracellular recording, </text:span><text:span text:style-name="T4">which measures the voltage fluctuations that surround the electrodes, including the EAPs generated relatively close to the electrode</text:span><text:span text:style-name="T1">. </text:span></text:p>
      <text:p text:style-name="P19"><text:span text:style-name="T1">The signal is acquired and then, usually offline, the data is processed and spike detection is performed, where researcher try to find when a spike took place. Then the detected spikes are assigned to one neuron, through a process called spike sorting.</text:span></text:p>
      <text:p text:style-name="P7"><text:span text:style-name="T2">At first, using single sharp electrodes, researchers were able to detect and </text:span><text:span text:style-name="T6">sort reliably </text:span><text:span text:style-name="T2">the activity of one or two neurons in the vicinity of each electrode. Using tetrode electrodes (four electrodes fairly close to each other), it is possible to isolate up to 20 neurons (4-7 </text:span><text:span text:style-name="T5">REFERENCE</text:span><text:span text:style-name="T2"> in Rossant et al 2016). This increase is </text:span><text:span text:style-name="T5">understandable. Due to the complexity of the propagation of the EAPs </text:span><text:span text:style-name="T2">different neurons have not only different firing times but also different </text:span><text:span text:style-name="T5">set of waveforms acquired by the various electrodes. These spatiotemporal profiles, dependent on the</text:span><text:span text:style-name="T2"> morphology, position and orientation </text:span><text:span text:style-name="T5">to firing neuron, </text:span><text:span text:style-name="T2">can be </text:span><text:span text:style-name="T5">use to further sort the detected spikes</text:span><text:span text:style-name="T2">. <text:s/></text:span></text:p>
      <text:p text:style-name="P2">This led neuroscientist to seek for probes with more and more electrodes. Indeed, advances in microfabrication made it possible to produce probes with hundreds of electrodes densely positioned along large distances (~500um) <text:span text:style-name="T7">(references for probes)</text:span>. <text:span text:style-name="T18">And Employing modern methods for integrated circuit design and fabrication, probe with thousands or even million, of discrete sites are </text:span><text:soft-page-break/><text:span text:style-name="T18">being developed (REFERENCE Dombovári et al. 2014, Ruther and Paul,2015 Shobe et al. 2015)</text:span></text:p>
      <text:p text:style-name="P2"/>
      <text:p text:style-name="P8">For tetrode data, it is possible to achieve <text:span text:style-name="T18">sorting </text:span>error rates of 5% or lower (<text:span text:style-name="T18">REFERENCE </text:span>[8] in Rossant et al 2016). However, the algorithms that performed fairly well on data from tetrodes <text:span text:style-name="T8">do not work on the these probes. This happens due to the high dimensionality of the data: "the curse of dimensionality" greatly affects the performance of the automated part of the algorithm, and makes the manual inspection much harder.</text:span></text:p>
      <text:p text:style-name="P20">While many different methods for spike sorting have been proposed, no method is robust enough to be widely adopted by the experimental community.</text:p>
      <text:p text:style-name="P10">Furthermore, since these new generation probes are larger, they are prone to sensing temporally overlapping spikes, which doesn't happen very often with tetrodes. However, temporally overlapping spikes usually can be resolved in the spatial domain: each spike spans over a different <text:s/>set of electrodes <text:span text:style-name="T18">(usually called the neuron's footprint).</text:span></text:p>
      <text:p text:style-name="P11"/>
      <text:p text:style-name="P12">In Neto et al., they perform paired recording with a juxtacellular pipette and new generation silicon probes with 32 and 128 electrodes. With this dataset we have a precise determination of when one neuron was active. With this information it is possible to compute triggered averages allowing for the study of the propagation of the EAP.</text:p>
      <text:p text:style-name="P12">Also, with this dataset it is possible to evaluate the performance and limitations of spike detection and spike sorting algorithms. In particular, in Rossant et al., a method was developed that uses the information about the relative position of electrodes in a multi-electrode array <text:span text:style-name="T19">in order to take advantage of the “neuron footprints”</text:span>.</text:p>
      <text:p text:style-name="P12"/>
      <text:p text:style-name="P12"><text:span text:style-name="T19">On the other hand, t</text:span>hese paired recordings can be <text:span text:style-name="T19">seen</text:span> as labeled datasets where each portion of the extracellular recording is assigned a <text:span text:style-name="T19">classification</text:span> <text:span text:style-name="T19">regarding</text:span> whether or not it contains an EAP from the neuron the juxtacellular probe was recording from. This seems a suitable setup for uses of machine learning techniques, in particular, supervised learning.</text:p>
      <text:p text:style-name="P12"/>
      <text:p text:style-name="P15">Machine Learning is a subfield of computer science that studies and develops algorithms meant to find new structures or rules a given experiment or phenomenon is based on. In machine learning, a computer receives a set of examples <text:span text:style-name="T9">of inputs </text:span>and it tries to determine <text:span text:style-name="T9">the dependence between them</text:span>. <text:span text:style-name="T9">For example, given as examples the pair height and weight of many people, the computer tries to determine the relation between one and the other. </text:span></text:p>
      <text:p text:style-name="P16"><text:span text:style-name="T19">Moreover, it often desirable that the relation the computer found to be generalizable to region of the input space where no example lied. If this is accomplished it is said that computer found a predictor. In other words, scientists want to be able to predict</text:span> the <text:span text:style-name="T10">right </text:span>output <text:span text:style-name="T10">of the phenomenon under study in situation that weren't considered in the set of examples. </text:span></text:p>
      <text:p text:style-name="P16">When, for each of these input examples, there exist a “right answer” the model should output, it is a case of supervised learning.</text:p>
      <text:p text:style-name="P17">When applying machine learning, a model <text:span text:style-name="T20">or an heuristic</text:span> must be chosen a priori. <text:span text:style-name="T10">This assumption conditions the success of the learning. One such model can be a linear dependence between inputs and outputs. However, in many situations, this model is too simple to yield satisfactory results. In particular in the case of classification task, the boundary in the input space that separates the <text:s/>classes may not be a plane, and therefore the linear model is not a good classifier.</text:span></text:p>
      <text:p text:style-name="P18">For this reason, Artificial Neural Networks were invented. These are a family of models inspired by the biological neural networks in the brain. They consist <text:span text:style-name="T20">of</text:span> connecting many simple computational units called artificial neurons, <text:span text:style-name="T20">that together may yield very complex computation</text:span>. Given this framework, a model is defined <text:span text:style-name="T11">by determining how the artificial neurons are connected. </text:span></text:p>
      <text:p text:style-name="P21">ANNs managed to solve some problems that could<text:span text:style-name="T21">n't</text:span> be solved before, <text:span text:style-name="T21">such as classification problem that weren't linearly separated.</text:span></text:p>
      <text:p text:style-name="P14"><text:span text:style-name="T22">When determining the model in the ANN framework, it is necessary to choose its architecture: how many artificial neuron, how many layer, how many neurons per layer and how they are connected to </text:span><text:soft-page-break/><text:span text:style-name="T22">each other. <text:s/>However, the training of ANN was very complicated until the advent the backpropagation method for computation of gradients in 1970s. <text:s/>But even after this, deep neural networks (ANNs with more than 3 layers) would suffer from the problem of the “vanishing gradients”, making the training extremely slow. (</text:span><text:bookmark text:name="cite_note-2"/><text:span text:style-name="T22">REFERENCE </text:span><text:a xlink:type="simple" xlink:href="https://en.wikipedia.org/wiki/Sepp_Hochreiter">S. Hochreiter</text:a>, Y. Bengio, P. Frasconi, and <text:a xlink:type="simple" xlink:href="https://en.wikipedia.org/wiki/Jürgen_Schmidhuber">J. Schmidhuber</text:a>. Gradient flow in recurrent nets: the difficulty of learning long-term dependencies. In S. C. Kremer and J. F. Kolen, editors, A Field Guide to Dynamical Recurrent Neural Networks. IEEE Press, 2001.<text:span text:style-name="T24">)</text:span></text:p>
      <text:p text:style-name="P13"/>
      <text:p text:style-name="P13"><text:span text:style-name="T22">Even if shallow neural networks (ANNs with at most 3 layers) can be used to learn many difficult task, deep neural networks (DNN) were always theoretically more appealing since in each layer lies a new more abstract representation of the input layer, and therefore could be more “human-like” (REFERENCE </text:span><text:span text:style-name="Citation">Rumelhart, David E.; Hinton, Geoffrey E.; Williams, Ronald J. (8 October 1986). "Learning representations by back-propagating errors"</text:span><text:span text:style-name="Citation"><text:span text:style-name="T23">)</text:span></text:span></text:p>
      <text:p text:style-name="P23"/>
      <text:p text:style-name="Standard"><text:span text:style-name="T24">However, only in 2006 could DNN be properly training due to discoveries on initialization methods (</text:span>A fast learning algorithm for deep belief net<text:span text:style-name="T24">, </text:span>Greedy Layer-Wise Training of Deep Networks<text:span text:style-name="T25">) and the use of GPU accelerated algorithms (</text:span>Large-scale Deep Unsupervised Learning using Graphics Processors<text:span text:style-name="T26">)</text:span></text:p>
      <text:p text:style-name="P6"><text:span text:style-name="T26">Since then, deep neural networks have been used to task such as image and speech recognition and in some cases achieving “super</text:span>human” level<text:span text:style-name="T26">s</text:span> <text:span text:style-name="T26">of </text:span>accuracy.</text:p>
      <text:p text:style-name="P6"/>
      <text:p text:style-name="P6"/>
      <text:p text:style-name="P5">In the present document, I report the attempt of applying methods from the deep learning to the task of spike detection. In Chapter 2, I will present in detail the dataset from Neto et al. And how it was acquired. I will present the results of applying SpikeDetekt to the dataset and assert its accuracy. In Chapter 3, I first define and explain some of methods of machine learning and deep learning and then the result of implementation of such algorithms to generate a spike detection method for multi-electrodes array. Finally I compare it to the results from SpikeDetekt</text:p>
      <text:p text:style-name="Standard"/>
      <text:p text:style-name="P22">Indeed, using deep neural networks, computers are now able to be learnt concepts that only human</text:p>
      <text:p text:style-name="P10"/>
      <text:p text:style-name="P8"/>
      <text:p text:style-name="P9">There is no way for it to learn any abstract features of the input since it is limited to having only one layer. A multi-layered network overcomes this limitation as it can create internal representations and learn different features in each layer</text:p>
      <text:p text:style-name="P8"/>
      <text:p text:style-name="P28">Gold, Carl (2007) <text:span text:style-name="Emphasis">Biophysics of extracellular action potentials.</text:span> Dissertation (Ph.D.), California Institute of Technology. <text:a xlink:type="simple" xlink:href="http://resolver.caltech.edu/CaltechETD:etd-05312007-210112">http://resolver.caltech.edu/CaltechETD:etd-05312007-210112</text:a> </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8:12:41.240981153</meta:creation-date>
    <dc:date>2016-04-15T06:24:21.763246063</dc:date>
    <meta:editing-duration>PT7H2M12S</meta:editing-duration>
    <meta:editing-cycles>2</meta:editing-cycles>
    <meta:generator>LibreOffice/4.2.8.2$Linux_X86_64 LibreOffice_project/420m0$Build-2</meta:generator>
    <meta:document-statistic meta:table-count="0" meta:image-count="0" meta:object-count="0" meta:page-count="3" meta:paragraph-count="33" meta:word-count="1651" meta:character-count="10509" meta:non-whitespace-character-count="8870"/>
  </office:meta>
</office:document-meta>
</file>